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2" style:family="paragraph" style:parent-style-name="Body">
      <style:paragraph-properties fo:text-align="center" style:justify-single-word="false"/>
      <style:text-properties style:font-name="Helvetica" fo:font-size="10pt" fo:language="en" fo:country="US" style:font-size-asian="10pt" style:language-asian="ja" style:country-asian="JP" style:font-name-complex="Helvetica"/>
    </style:style>
    <style:style style:name="P3" style:family="paragraph" style:parent-style-name="Body">
      <style:text-properties style:font-name="Helvetica" fo:language="en" fo:country="US" style:language-asian="ja" style:country-asian="JP" style:font-name-complex="Helvetica"/>
    </style:style>
    <style:style style:name="P4" style:family="paragraph" style:parent-style-name="Body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5" style:family="paragraph" style:parent-style-name="Body">
      <style:paragraph-properties fo:text-align="justify" style:justify-single-word="false"/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P6" style:family="paragraph" style:parent-style-name="Body">
      <style:text-properties style:font-name="Helvetica" fo:language="en" fo:country="US" fo:font-weight="bold" style:font-name-asian="Helvetica" style:language-asian="ja" style:country-asian="JP" style:font-weight-asian="bold" style:font-name-complex="Helvetica"/>
    </style:style>
    <style:style style:name="P7" style:family="paragraph" style:parent-style-name="Body">
      <style:paragraph-properties fo:text-align="justify" style:justify-single-word="false"/>
    </style:style>
    <style:style style:name="P8" style:family="paragraph" style:parent-style-name="Body" style:master-page-name="Standard">
      <style:paragraph-properties fo:text-align="center" style:justify-single-word="false" style:page-number="auto"/>
      <style:text-properties style:font-name="Helvetica" fo:font-size="10pt" fo:language="en" fo:country="US" fo:font-weight="bold" style:font-size-asian="10pt" style:language-asian="ja" style:country-asian="JP" style:font-weight-asian="bold" style:font-name-complex="Helvetica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Helvetica" fo:language="en" fo:country="US" style:language-asian="ja" style:country-asian="JP" style:font-name-complex="Helvetica"/>
    </style:style>
    <style:style style:name="T3" style:family="text">
      <style:text-properties style:font-name="Helvetica" fo:language="en" fo:country="US" fo:font-weight="bold" style:language-asian="ja" style:country-asian="JP" style:font-weight-asian="bold" style:font-name-complex="Helvetica"/>
    </style:style>
    <style:style style:name="T4" style:family="text">
      <style:text-properties style:font-name="Helvetica" fo:language="en" fo:country="US" style:text-underline-style="solid" style:text-underline-type="double" style:text-underline-width="auto" style:text-underline-color="font-color" style:language-asian="ja" style:country-asian="JP" style:font-name-complex="Helvetic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amily Group Sheet</text:p>
      <text:p text:style-name="P2">by Patrick T. Dolan</text:p>
      <text:p text:style-name="P2">September 9, 2001</text:p>
      <text:p text:style-name="P2"/>
      <text:p text:style-name="P3"/>
      <text:p text:style-name="Body"><text:span text:style-name="T3">Husband: </text:span><text:span text:style-name="T2">John George LINGENFELTER</text:span><text:span text:style-name="T3"> </text:span><text:span text:style-name="T2"><text:s/></text:span></text:p>
      <text:p text:style-name="P3"/>
      <text:p text:style-name="P3">Born: 24 Dec 1700 [1] GER [1]</text:p>
      <text:p text:style-name="P3"/>
      <text:p text:style-name="P3">Married: 17 Apr 1725 [1] Steinweiler, Rhineland Pfalz GER [1]</text:p>
      <text:p text:style-name="P4"/>
      <text:p text:style-name="P3">Died: 1776 [1] Frederick (Frederick) MD [1]</text:p>
      <text:p text:style-name="P3"/>
      <text:p text:style-name="P3">Other wives: </text:p>
      <text:p text:style-name="P3"/>
      <text:p text:style-name="P3">Parents: Conrad Lingenfelter &amp; Anna Catherine-- [1] __________________________________________________________________</text:p>
      <text:p text:style-name="P7"><text:span text:style-name="T3">Other information: </text:span><text:span text:style-name="T2">This family is traced 4 generations further back in [1].</text:span></text:p>
      <text:p text:style-name="P5"/>
      <text:p text:style-name="P4"/>
      <text:p text:style-name="Body"><text:span text:style-name="T3">Wife: </text:span><text:span text:style-name="T2">Eva Magdelane DEGEN </text:span></text:p>
      <text:p text:style-name="P3">_________________________________________________________________</text:p>
      <text:p text:style-name="P4">Children: </text:p>
      <text:p text:style-name="P4"/>
      <text:p text:style-name="Body"><text:span text:style-name="T3">1. </text:span><text:span text:style-name="T2">Daniel: m Catherine-- [1]; d 1807 Frederick MD [1].</text:span></text:p>
      <text:p text:style-name="Body"><text:span text:style-name="T3">2. </text:span><text:span text:style-name="T2">Maria Margaretha: b 11 Mar 1725/6 Steinweiler, Rhineland Pfalz <text:tab/><text:tab/>GER [1].</text:span></text:p>
      <text:p text:style-name="Body"><text:span text:style-name="T3">3. </text:span><text:span text:style-name="T2">Johannes: b 27 Jun 1727 Steinweiler, Rhineland Pfalz GER [1]; d <text:tab/>5 Oct 1748 Steinweiler, Rhineland Pfalz GER [1]. </text:span></text:p>
      <text:p text:style-name="Body"><text:span text:style-name="T3">4. </text:span><text:span text:style-name="T4">Abraham</text:span><text:span text:style-name="T2">: b 27 Jun 1730 Steinweiler, Rhineland Pfalz GER [1]; m <text:tab/><text:tab/></text:span><text:span text:style-name="T4">Anna</text:span><text:span text:style-name="T2"> </text:span><text:span text:style-name="T4">Barbara</text:span><text:span text:style-name="T2"> [1]; d aft 1810 Bedford Co PA [1].</text:span></text:p>
      <text:p text:style-name="Body"><text:span text:style-name="T3">5. </text:span><text:span text:style-name="T2">Eva Margaretha: b 20 Dec 1732 Steinweiler, Rhineland Pfalz GER <text:tab/><text:tab/>[1]; m Valentine Adams 10 Feb 1751/2 Steinweiler, Rhineland <text:tab/><text:tab/>Pfalz GER [1].</text:span></text:p>
      <text:p text:style-name="Body"><text:span text:style-name="T3">6. </text:span><text:span text:style-name="T2">George Berhardt: b 5 Feb 1735/36 Steinweiler, Rhineland Pfalz <text:tab/><text:tab/>GER [1]; m Barbara Brunnerm [1]; d Oct 1805 Fayette Co KY <text:tab/><text:tab/>[1].</text:span></text:p>
      <text:p text:style-name="Body"><text:span text:style-name="T3">7. </text:span><text:span text:style-name="T2">Elizabeth Catherine: b 20 May 1739 Steinweiler, Rhineland Pfalz <text:tab/>GER [1]; d Steinweiler, Rhineland Pfalz GER [1].</text:span></text:p>
      <text:p text:style-name="Body"><text:span text:style-name="T3">8. </text:span><text:span text:style-name="T2">Johann Valentine: b 20 Oct 1742 Steinweiler, Rhineland Pfalz <text:tab/><text:tab/>GER [1]; m Maria Elizabeth Daub 25 Sept 1765 [1]; d 1807 <text:tab/><text:tab/>Frederick MD [1].</text:span></text:p>
      <text:p text:style-name="Body"><text:span text:style-name="T3">9. </text:span><text:span text:style-name="T2">Maria Catherine: b 3 Jan 1747/8 Steinweiler, Rhineland Pfalz <text:tab/><text:tab/>GER [1].</text:span><text:span text:style-name="T3"> </text:span></text:p>
      <text:p text:style-name="P3">_________________________________________________________________</text:p>
      <text:p text:style-name="P4">Documentation:</text:p>
      <text:p text:style-name="P4"/>
      <text:p text:style-name="Body"><text:span text:style-name="T3">1. </text:span><text:span text:style-name="T2">John W. Cramer, “Ohio &amp; PA Lingenfelter/Lingenfelder Genealogy, Part 1,” &lt;http://www.freeyellow.com/members2/jwcramer/&gt;.</text:span></text:p>
      <text:p text:style-name="P6"><text:s text:c="2"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fo:font-size="10pt" fo:language="en" fo:country="US" style:font-name-asian="Times New Roman" style:font-family-asian="'Times New Roman'" style:font-family-generic-asian="roman" style:font-size-asian="10pt" style:font-name-complex="Times New Roman" style:font-family-complex="'Times New Roman'" style:font-family-generic-complex="roma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parent-style-name="Standard">
      <style:text-properties fo:font-size="12pt" style:font-size-asian="12pt"/>
    </style:style>
    <style:style style:name="Header" style:family="paragraph" style:parent-style-name="Default" style:class="extra">
      <style:paragraph-properties fo:text-align="center" style:justify-single-word="false"/>
      <style:text-properties fo:font-size="14pt" fo:font-weight="bold" style:font-size-asian="14pt" style:font-weight-asian="bold"/>
    </style:style>
    <style:style style:name="Body" style:family="paragraph" style:parent-style-name="Default"/>
    <style:style style:name="Footer" style:family="paragraph" style:parent-style-name="Default" style:class="extra">
      <style:paragraph-properties fo:text-align="center" style:justify-single-word="false"/>
      <style:text-properties fo:font-style="italic" style:font-style-asian="italic"/>
    </style:style>
    <style:style style:name="Footnote" style:family="paragraph" style:parent-style-name="Default" style:class="extra">
      <style:text-properties fo:font-size="10pt" style:font-size-asian="10pt"/>
    </style:style>
    <style:style style:name="Default_20_TB" style:display-name="Default TB" style:family="paragraph" style:parent-style-name="Default"/>
    <style:style style:name="Default_20_SS" style:display-name="Default SS" style:family="text">
      <style:text-properties fo:font-size="9pt" style:font-size-asian="9pt"/>
    </style:style>
    <style:style style:name="Footnote_20_Index" style:display-name="Footnote Index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</office:meta>
</office:document-meta>
</file>